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Default">
      <style:paragraph-properties fo:text-align="justify" style:justify-single-word="false"/>
      <style:text-properties officeooo:paragraph-rsid="001f8870"/>
    </style:style>
    <style:style style:name="P2" style:family="paragraph" style:parent-style-name="Default">
      <style:paragraph-properties fo:text-align="justify" style:justify-single-word="false"/>
      <style:text-properties style:use-window-font-color="true" style:font-name="Arial Narrow" fo:font-size="8pt" officeooo:paragraph-rsid="001f8870" style:font-size-asian="8pt" style:font-name-complex="Calibri" style:font-size-complex="8pt" style:font-weight-complex="bold"/>
    </style:style>
    <style:style style:name="P3" style:family="paragraph" style:parent-style-name="Standard">
      <style:paragraph-properties fo:margin-top="0in" fo:margin-bottom="0in" loext:contextual-spacing="false" fo:line-height="100%" fo:text-align="center" style:justify-single-word="false"/>
      <style:text-properties style:font-name="Arial Narrow" fo:font-size="8pt" fo:font-weight="bold" officeooo:paragraph-rsid="001f8870" style:font-size-asian="8pt" style:font-weight-asian="bold" style:font-name-complex="Calibri" style:font-size-complex="8pt"/>
    </style:style>
    <style:style style:name="P4" style:family="paragraph" style:parent-style-name="Standard">
      <style:paragraph-properties fo:margin-top="0in" fo:margin-bottom="0in" loext:contextual-spacing="false" fo:line-height="100%" fo:text-align="justify" style:justify-single-word="false"/>
      <style:text-properties style:font-name="Arial Narrow" fo:font-size="8pt" fo:font-weight="bold" officeooo:paragraph-rsid="001f8870" style:font-size-asian="8pt" style:font-weight-asian="bold" style:font-name-complex="Calibri" style:font-size-complex="8pt"/>
    </style:style>
    <style:style style:name="P5" style:family="paragraph" style:parent-style-name="Standard">
      <style:paragraph-properties fo:margin-top="0in" fo:margin-bottom="0in" loext:contextual-spacing="false" fo:line-height="100%" fo:text-align="justify" style:justify-single-word="false"/>
      <style:text-properties style:font-name="Arial Narrow" fo:font-size="8pt" officeooo:paragraph-rsid="001f8870" style:font-size-asian="8pt" style:font-name-complex="Calibri" style:font-size-complex="8pt" style:font-weight-complex="bold"/>
    </style:style>
    <style:style style:name="P6" style:family="paragraph" style:parent-style-name="Standard">
      <style:paragraph-properties fo:margin-top="0in" fo:margin-bottom="0in" loext:contextual-spacing="false" fo:line-height="100%" fo:text-align="justify" style:justify-single-word="false"/>
      <style:text-properties style:font-name="Arial Narrow" fo:font-size="8pt" fo:font-style="italic" officeooo:paragraph-rsid="001f8870" style:font-size-asian="8pt" style:font-style-asian="italic" style:font-name-complex="Calibri" style:font-size-complex="8pt" style:font-style-complex="italic" style:font-weight-complex="bold"/>
    </style:style>
    <style:style style:name="P7" style:family="paragraph" style:parent-style-name="Standard">
      <style:paragraph-properties fo:margin-top="0in" fo:margin-bottom="0in" loext:contextual-spacing="false" fo:line-height="100%"/>
      <style:text-properties style:font-name="Arial Narrow" fo:font-size="8pt" fo:font-style="italic" officeooo:paragraph-rsid="001f8870" style:font-size-asian="8pt" style:font-style-asian="italic" style:font-name-complex="Calibri" style:font-size-complex="8pt" style:font-style-complex="italic" style:font-weight-complex="bold"/>
    </style:style>
    <style:style style:name="P8" style:family="paragraph" style:parent-style-name="Standard">
      <style:paragraph-properties fo:margin-top="0in" fo:margin-bottom="0in" loext:contextual-spacing="false" fo:line-height="100%" fo:text-align="justify" style:justify-single-word="false"/>
      <style:text-properties officeooo:paragraph-rsid="001f8870"/>
    </style:style>
    <style:style style:name="P9" style:family="paragraph" style:parent-style-name="Standard">
      <style:paragraph-properties fo:margin-top="0in" fo:margin-bottom="0in" loext:contextual-spacing="false" fo:line-height="100%" fo:text-align="center" style:justify-single-word="false" fo:break-before="page"/>
      <style:text-properties style:font-name="Arial Narrow" fo:font-size="8pt" fo:font-weight="bold" officeooo:paragraph-rsid="001f8870" style:font-size-asian="8pt" style:font-weight-asian="bold" style:font-name-complex="Calibri" style:font-size-complex="8pt"/>
    </style:style>
    <style:style style:name="P10"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officeooo:rsid="01274abb" officeooo:paragraph-rsid="001f8870" fo:background-color="transparent" style:font-name-asian="Calibri" style:font-size-asian="8pt" style:font-name-complex="Calibri" style:font-size-complex="8pt" style:font-weight-complex="bold"/>
    </style:style>
    <style:style style:name="P11" style:family="paragraph" style:parent-style-name="Standard">
      <style:paragraph-properties fo:margin-top="0in" fo:margin-bottom="0in" loext:contextual-spacing="false" fo:line-height="100%" fo:text-align="justify" style:justify-single-word="false"/>
      <style:text-properties officeooo:paragraph-rsid="001f8870"/>
    </style:style>
    <style:style style:name="T1" style:family="text">
      <style:text-properties style:font-name="Arial Narrow" fo:font-size="8pt" style:font-size-asian="8pt" style:font-name-complex="Calibri" style:font-size-complex="8pt" style:font-weight-complex="bold"/>
    </style:style>
    <style:style style:name="T2" style:family="text">
      <style:text-properties style:font-name="Arial Narrow" fo:font-size="8pt" fo:font-weight="bold" fo:background-color="#c0c0c0" loext:char-shading-value="0" style:font-size-asian="8pt" style:font-weight-asian="bold" style:font-name-complex="Calibri" style:font-size-complex="8pt"/>
    </style:style>
    <style:style style:name="T3" style:family="text">
      <style:text-properties style:font-name="Arial Narrow" fo:font-size="8pt" fo:font-weight="bold" style:font-size-asian="8pt" style:font-weight-asian="bold" style:font-name-complex="Calibri" style:font-size-complex="8pt"/>
    </style:style>
    <style:style style:name="T4" style:family="text">
      <style:text-properties style:font-name="Arial Narrow" fo:font-size="8pt" fo:font-style="italic" fo:font-weight="bold" style:font-size-asian="8pt" style:font-style-asian="italic" style:font-weight-asian="bold" style:font-name-complex="Calibri" style:font-size-complex="8pt" style:font-style-complex="italic"/>
    </style:style>
    <style:style style:name="T5" style:family="text">
      <style:text-properties style:use-window-font-color="true" style:font-name="Arial Narrow" fo:font-size="8pt" style:font-size-asian="8pt" style:font-name-complex="Calibri" style:font-size-complex="8pt" style:font-weight-complex="bold"/>
    </style:style>
    <style:style style:name="T6" style:family="text">
      <style:text-properties style:use-window-font-color="true" style:font-name="Arial Narrow" fo:font-size="8pt" fo:font-style="italic" style:text-underline-style="none" style:font-size-asian="8pt" style:font-style-asian="italic" style:font-name-complex="Calibri" style:font-size-complex="8pt" style:font-style-complex="italic" style:font-weight-complex="bold"/>
    </style:style>
    <style:style style:name="T7" style:family="text">
      <style:text-properties fo:font-variant="normal" fo:text-transform="none" fo:color="#000000" style:font-name="Arial Narrow" fo:font-size="8pt" fo:letter-spacing="normal" fo:font-style="normal" fo:font-weight="bold" style:font-name-asian="Times New Roman" style:font-size-asian="8pt" style:font-weight-asian="bold" style:font-name-complex="Arial2" style:font-size-complex="8pt" style:font-style-complex="italic" style:font-weight-complex="bold"/>
    </style:style>
    <style:style style:name="Sect1"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NEXO D</text:p>
      <text:p text:style-name="P3">TRANSCRIPCIÓN DE ARTÍCULOS Y DISPOSICIONES LEGALES.</text:p>
      <text:p text:style-name="P3"/>
      <text:p text:style-name="P5"/>
      <text:section text:style-name="Sect1" text:name="Sección4">
        <text:p text:style-name="P8"><text:span text:style-name="T1">NO. RECA CONDUSEF: </text:span><text:span text:style-name="T7">15378-439-033020/01-01538-0420</text:span></text:p>
        <text:p text:style-name="P4"/>
        <text:p text:style-name="P8"><text:span text:style-name="T3">LEY GENERAL DE TÍTULOS Y OPERACIONES DE CRÉDITO</text:span><text:span text:style-name="T4"> </text:span></text:p>
        <text:p text:style-name="P6">Puede ser consultada en: diputados.gob.mx/LeyesBiblio/pdf/145_220618.pdf </text:p>
        <text:p text:style-name="P6"/>
        <text:p text:style-name="P1"><text:span text:style-name="T1">Artículo 301.- </text:span><text:span text:style-name="T5">El crédito se extinguirá, cesando, en consecuencia, el derecho del ACREDITADO a hacer uso de él en lo futuro: </text:span></text:p>
        <text:p text:style-name="P2">I.- Por haber dispuesto EL ACREDITADO de la totalidad de su importe, a menos que el crédito se haya abierto en cuenta corriente; </text:p>
        <text:p text:style-name="P2">II.- Por la expiración del término convenido, o por la notificación de haberse dado por concluido el contrato, conforme al artículo 294, cuando no se hubiere fijado plazo; </text:p>
        <text:p text:style-name="P2">III.- Por la denuncia que del contrato se haga en los términos del citado artículo; </text:p>
        <text:p text:style-name="P2">IV.- Por la falta o disminución de las garantías pactadas a cargo del ACREDITADO, ocurridas con posterioridad al contrato, a menos que EL ACREDITADO suplemente o substituya debidamente la garantía en el término convenido al efecto; </text:p>
        <text:p text:style-name="P2">V.- Por hallarse cualquiera de las partes en estado de suspensión de pagos, de liquidación judicial o de quiebra; </text:p>
        <text:p text:style-name="P5">VI.- Por la muerte, interdicción, inhabilitación o ausencia del ACREDITADO, o por disolución de la sociedad a cuyo favor se hubiere concedido el crédito.</text:p>
        <text:p text:style-name="P5"/>
        <text:p text:style-name="P4">LEY GENERAL DE ORGANIZACIONES Y ACTIVIDADES AUXILIARES DEL CRÉDITO.</text:p>
        <text:p text:style-name="P6">Puede ser consultada en: </text:p>
        <text:p text:style-name="P8"><text:a xlink:type="simple" xlink:href="http://www.diputados.gob.mx/LeyesBiblio/pdf/139_090318.pdf" text:style-name="Internet_20_link" text:visited-style-name="Visited_20_Internet_20_Link"><text:span text:style-name="Internet_20_link"><text:span text:style-name="T6">http://www.diputados.gob.mx/LeyesBiblio/pdf/139_090318.pdf</text:span></text:span></text:a></text:p>
        <text:p text:style-name="P6"><text:span text:style-name="Internet_20_link"/></text:p>
        <text:p text:style-name="P5">Artículo 56.- La inspección y vigilancia de las organizaciones auxiliares del crédito, casas de cambio y sociedades financieras de objeto múltiple reguladas queda confiada a la Comisión Nacional Bancaria y de Valores, la que tendrá, en lo que no se oponga a esta Ley, respecto de dichas organizaciones auxiliares del crédito, casas de cambio y sociedades financieras de objeto múltiple reguladas, todas las facultades que en materia de inspección y vigilancia le confiere la Ley de Instituciones de Crédito para instituciones de banca múltiple, quien la llevará a cabo sujetándose a lo previsto en su ley, en el Reglamento respectivo y en las demás disposiciones que resulten aplicables.</text:p>
        <text:p text:style-name="P5">En lo que respecta a las sociedades financieras de objeto múltiple no reguladas, los centros cambiarios y los transmisores de dinero, la inspección y vigilancia de estas sociedades, se llevará a cabo por la mencionada Comisión, exclusivamente para verificar el cumplimiento de los preceptos a que se refiere el artículo 95 Bis de esta Ley y las disposiciones de carácter general que de éste deriven. </text:p>
        <text:p text:style-name="P5">Las organizaciones auxiliares del crédito y casas de cambio deberán rendir a la Secretaría de Hacienda y Crédito Público y a la Comisión Nacional Bancaria y de Valores, en la forma y términos que al efecto establezcan, los informes, documentos y pruebas que sobre su organización, operaciones, contabilidad, inversiones o patrimonio les soliciten para fines de regulación, supervisión, control, inspección, vigilancia, estadística y demás funciones que, conforme a esta Ley u otras disposiciones legales y administrativas, les corresponda ejercer. </text:p>
        <text:p text:style-name="P5"/>
        <text:p text:style-name="P5">Artículo 87 E.- En los contratos de arrendamiento financiero, factoraje financiero y crédito que celebren las sociedades financieras de objeto múltiple y en los que se pacte que el arrendatario, el facturado o EL ACREDITADO pueda disponer de la suma acreditada o del importe del préstamo en cantidades parciales o esté autorizado para efectuar reembolsos previos al vencimiento del término señalado en el contrato, el estado de cuenta certificado por el contador de la sociedad correspondiente hará fe, salvo prueba en contrario, en el juicio respectivo para la fijación del saldo resultante a cargo del deudor. </text:p>
        <text:p text:style-name="P5"/>
        <text:p text:style-name="P5">Artículo 87 F.- El contrato en que se haga constar el crédito, arrendamiento financiero o factoraje financiero que otorguen las sociedades financieras de objeto múltiple, siempre que dicho instrumento vaya acompañado de la certificación del estado de cuenta respectivo a que se refiere el artículo anterior, será título ejecutivo mercantil, sin necesidad de reconocimiento de firma ni de otro requisito alguno.</text:p>
        <text:p text:style-name="P5">Tratándose del factoraje financiero, además del contrato respectivo, las sociedades financieras de objeto múltiple deberán contar con los documentos que demuestren los derechos de crédito transmitidos por virtud de dicha operación, así como la notificación al deudor de dicha transmisión cuando ésta deba realizarse de acuerdo con las disposiciones aplicables.</text:p>
        <text:p text:style-name="P5">El estado de cuenta citado en el primer párrafo de este artículo deberá contener los datos sobre la identificación del contrato o convenio en donde conste el crédito, el factoraje financiero o el arrendamiento financiero que se haya otorgado; el capital inicial dispuesto o, en su caso, el importe de las rentas determinadas; el capital o, en su caso, las rentas vencidas no pagadas; el capital o, en su caso, las rentas pendientes por vencer; las tasas de interés del crédito o, en su caso, la variabilidad de la renta aplicable a las rentas determinables a cada período de pago; los intereses moratorios generados; la tasa de interés aplicable a intereses moratorios, y el importe de accesorios generados.</text:p>
        <text:p text:style-name="P5"/>
        <text:p text:style-name="P5">Artículo 87-J.- En los contratos de arrendamiento financiero, factoraje financiero y crédito, así como en las demás actividades que la ley expresamente les faculte, que celebren las sociedades financieras de objeto múltiple, éstas deberán señalar expresamente que, para su constitución y operación con tal carácter, no requieren de autorización de la Secretaría de Hacienda y Crédito Público, y, en el caso de las sociedades financieras de objeto múltiple no reguladas, deberán en adición a lo anterior, señalar expresamente que están sujetas a la supervisión de la Comisión Nacional Bancaria y de Valores, únicamente para efectos de lo dispuesto por el artículo 56 de esta Ley. Igual mención deberá señalarse en cualquier tipo de información que, para fines de promoción de sus operaciones y servicios, utilicen las sociedades financieras de objeto múltiple no reguladas.</text:p>
        <text:p text:style-name="P6"><text:span text:style-name="Internet_20_link"/></text:p>
        <text:p text:style-name="P4">CÓDIGO CIVIL FEDERAL</text:p>
        <text:p text:style-name="P6">Puede ser consultado en:</text:p>
        <text:p text:style-name="P6"><text:s/>http://www.diputados.gob.mx/LeyesBiblio/pdf/2_030619.pdf</text:p>
        <text:p text:style-name="P5"/>
        <text:p text:style-name="P5">Artículo 1987.- Además de la mancomunidad, habrá solidaridad activa, cuando dos o más acreedores tienen derecho para exigir, cada uno de por sí, el cumplimiento total de la obligación; y solidaridad pasiva cuando dos o más deudores reporten la obligación de prestar, cada uno de por sí, en su totalidad, la prestación debida. </text:p>
        <text:p text:style-name="P5"/>
        <text:p text:style-name="P5">Artículo 1988.- La solidaridad no se presume; resulta de la ley o de la voluntad de las partes. </text:p>
        <text:p text:style-name="P5"/>
        <text:p text:style-name="P5">Artículo 1989.- Cada uno de los acreedores o todos juntos pueden exigir de todos los deudores solidarios o de cualquiera de ellos, el pago total o parcial de la deuda. Si reclaman todo de uno de los deudores y resultare insolvente, pueden reclamarlo de los demás o de cualquiera de ellos. Si hubiesen reclamado sólo parte, o de otro modo hubiesen consentido en la división de la deuda, respecto de alguno o algunos de los deudores, podrán reclamar el todo de los demás obligados, con deducción de la parte del deudor o deudores libertados de la solidaridad.</text:p>
        <text:p text:style-name="P5"/>
        <text:p text:style-name="P5">Artículo 2596.- El mandante puede revocar el mandato cuando y como le parezca; menos en aquellos casos en que su otorgamiento se hubiere estipulado como una condición en un contrato bilateral, o como un medio para cumplir una obligación contraída. </text:p>
        <text:p text:style-name="P5">En estos casos tampoco puede el mandatario renunciar el poder. </text:p>
        <text:p text:style-name="P5">La parte que revoque o renuncie el mandato en tiempo inoportuno, debe indemnizar a la otra de los daños y perjuicios que le cause.</text:p>
        <text:p text:style-name="P5"/>
        <text:p text:style-name="P5">Artículo 2842.- La obligación del fiador se extingue al mismo tiempo que la del deudor y por las mismas causas que las demás obligaciones. </text:p>
        <text:p text:style-name="P5">Artículo 2843.- Si la obligación del deudor y la del fiador se confunden, por que uno herede al otro, no se extingue la obligación del que fió al fiador.</text:p>
        <text:p text:style-name="P5"/>
        <text:p text:style-name="P5">Artículo 2845.- Los fiadores, aun cuando sean solidarios, quedan libres de su obligación, si por culpa o negligencia del acreedor no pueden subrogarse en los derechos, privilegios o hipotecas del mismo acreedor.</text:p>
        <text:p text:style-name="P5"/>
        <text:p text:style-name="P5">Artículo 2849.- Si la fianza se ha otorgado por tiempo indeterminado, tiene derecho el fiador, cuando la deuda principal se vuelva exigible, de pedir al acreedor que promueva judicialmente, dentro del plazo de un mes, el cumplimiento de la obligación. Si el acreedor no ejercita sus derechos dentro del plazo mencionado, o si en el juicio entablado deja de promover, sin causa justificada, por más de tres meses, el fiador quedará libre de su obligación.</text:p>
        <text:p text:style-name="P5"/>
        <text:p text:style-name="P4">CÓDIGO DE COMERCIO</text:p>
        <text:p text:style-name="P7"><text:soft-page-break/>Puede ser consultado en: http://www.diputados.gob.mx/LeyesBiblio/pdf/3_301219.pdf</text:p>
        <text:p text:style-name="P7"/>
        <text:p text:style-name="P5">Artículo 285.- Cuando el comisionista contratare expresamente en nombre del comitente, no contraerá obligación propia, rigiéndose en este caso sus derechos y obligaciones como simple mandatario mercantil, por las disposiciones del derecho común.</text:p>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8T12:50:00.775957946</meta:creation-date>
    <dc:date>2020-06-03T14:43:22.156263133</dc:date>
    <meta:editing-duration>PT3M53S</meta:editing-duration>
    <meta:editing-cycles>3</meta:editing-cycles>
    <meta:generator>LibreOffice/6.0.7.3$Linux_X86_64 LibreOffice_project/00m0$Build-3</meta:generator>
    <meta:document-statistic meta:table-count="0" meta:image-count="0" meta:object-count="0" meta:page-count="2" meta:paragraph-count="39" meta:word-count="1366" meta:character-count="8805" meta:non-whitespace-character-count="7460"/>
  </office:meta>
</office:document-meta>
</file>